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fo:border="solid #c0c0c0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xforms:model id="Model 1">
          <xforms:instance id="Instance 1">
            <instanceData>
              <idContrato/>
              <dni/>
              <matricula/>
              <fecha/>
              <km/>
            </instanceData>
          </xforms:instance>
          <xsd:schema/>
        </xforms:model>
        <form:form form:name="Formulario" form:apply-filter="true" form:command-type="table" form:control-implementation="ooo:com.sun.star.form.component.Form" office:target-frame="" xlink:href="" xlink:type="simple">
          <form:text form:name="idContrato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ni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atricula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echa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m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ecio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raso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eposito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escuento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FACTURA</text:p>
      <text:p text:style-name="P2"/>
      <text:p text:style-name="P3">ID: <draw:control text:anchor-type="as-char" draw:z-index="0" draw:style-name="gr1" draw:text-style-name="P4" svg:width="5.425cm" svg:height="0.595cm" draw:control="control1"/></text:p>
      <text:p text:style-name="P3"/>
      <text:p text:style-name="P3">DNI:<draw:control text:anchor-type="as-char" draw:z-index="1" draw:style-name="gr1" draw:text-style-name="P4" svg:width="5.425cm" svg:height="0.706cm" draw:control="control2"/></text:p>
      <text:p text:style-name="P3"/>
      <text:p text:style-name="P3">MATRICULA:<draw:control text:anchor-type="as-char" draw:z-index="2" draw:style-name="gr1" draw:text-style-name="P4" svg:width="5.227cm" svg:height="0.727cm" draw:control="control3"/></text:p>
      <text:p text:style-name="P3"/>
      <text:p text:style-name="P3">FECHA INICIO:<draw:control text:anchor-type="as-char" draw:z-index="3" draw:style-name="gr1" draw:text-style-name="P4" svg:width="5.404cm" svg:height="0.727cm" draw:control="control4"/></text:p>
      <text:p text:style-name="P3"/>
      <text:p text:style-name="P3">KM RECORRIDOS:<draw:control text:anchor-type="as-char" draw:z-index="4" draw:style-name="gr1" draw:text-style-name="P4" svg:width="5.028cm" svg:height="0.683cm" draw:control="control5"/></text:p>
      <text:p text:style-name="P3"/>
      <text:p text:style-name="P3">PRECIO/DIA:<draw:control text:anchor-type="as-char" draw:z-index="5" draw:style-name="gr1" draw:text-style-name="P4" svg:width="4.631cm" svg:height="0.706cm" draw:control="control6"/></text:p>
      <text:p text:style-name="P3"/>
      <text:p text:style-name="P3">CARGOS:</text:p>
      <text:p text:style-name="P3"><text:tab/></text:p>
      <text:p text:style-name="P3"><text:tab/>RETRASO:<draw:control text:anchor-type="as-char" draw:z-index="6" draw:style-name="gr1" draw:text-style-name="P4" svg:width="3.837cm" svg:height="0.75cm" draw:control="control7"/></text:p>
      <text:p text:style-name="P3"><text:tab/></text:p>
      <text:p text:style-name="P3"><text:tab/>DEPOSITO:<draw:control text:anchor-type="as-char" draw:z-index="7" draw:style-name="gr1" draw:text-style-name="P4" svg:width="4.079cm" svg:height="0.75cm" draw:control="control8"/></text:p>
      <text:p text:style-name="P3"/>
      <text:p text:style-name="P3">DESCUENTOS:<draw:control text:anchor-type="as-char" draw:z-index="8" draw:style-name="gr1" draw:text-style-name="P4" svg:width="4.478cm" svg:height="0.706cm" draw:control="control9"/></text:p>
      <text:p text:style-name="P3"/>
      <text:p text:style-name="P3"/>
      <text:p text:style-name="P3"/>
      <text:p text:style-name="P3"/>
      <text:p text:style-name="P3"/>
      <text:p text:style-name="P3">TOTAL:<draw:control text:anchor-type="as-char" draw:z-index="9" draw:style-name="gr1" draw:text-style-name="P4" svg:width="5.292cm" svg:height="1.08cm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5-21T13:53:39.18</meta:creation-date>
    <dc:date>2019-05-21T14:01:35.61</dc:date>
    <meta:editing-duration>PT7M55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14" meta:word-count="14" meta:character-count="118"/>
  </office:meta>
</office:document-meta>
</file>